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language="ru" fo:country="RU"/>
    </style:style>
    <style:style style:name="P9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0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1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color="#000000" style:text-line-through-style="none" style:text-underline-style="none" fo:font-weight="bold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7. Работа с календарем событий</text:span> 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5">Добавление события в календарь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Р-7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Добавление в календарь событий, связанных с рекрутинговым процессом: даты и времени собеседований, прохождения тестирования, получения приглашения на работу и т.д.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Пользователь имеет права на добавление события в календарь 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добавление события в календарь, кликая по нужной дате на календаре;</text:p>
            <text:p text:style-name="P3">4. Система открывает форму для добавления события;</text:p>
            <text:p text:style-name="P3">5. Актер в форме указывает важные характеристики события: время, краткое описание, вакансию, к которой оно привязано, кандидата, пользователя, ответственного за данное событие;</text:p>
            <text:p text:style-name="P3">6. Актер запрашивает сохранение события в календаре;</text:p>
            <text:p text:style-name="P3">7. Система проверяет заполнение обязательных полей<text:span text:style-name="T1">;</text:span></text:p>
            <text:p text:style-name="P3">8. Система проверяет корректность заполнение всех полей;</text:p>
            <text:p text:style-name="P3">9. Система сохраняет новое событие в календарь;</text:p>
            <text:p text:style-name="P3">10. Система выдает сообщение о успешном добавлении нового события в календарь;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6а. Актер отменяет сохранение введенных данных:</text:p>
            <text:list xml:id="list34442640" text:style-name="L1">
              <text:list-item>
                <text:p text:style-name="P9">Актер запрашивает закрытие формы добавления события без предварительного сохранения введенных данных;</text:p>
              </text:list-item>
              <text:list-item>
                <text:p text:style-name="P9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9">Актер подтверждает закрытие формы без сохранение введенных данных;</text:p>
              </text:list-item>
              <text:list-item>
                <text:p text:style-name="P9">Система закрывает форму без сохраниния события;</text:p>
              </text:list-item>
              <text:list-item>
                <text:p text:style-name="P9">Система возвращает актеру страницу с календарем событий.</text:p>
              </text:list-item>
            </text:list>
            <text:p text:style-name="P3">7а. Не заполнены обязательные поля:</text:p>
            <text:list xml:id="list34433747" text:style-name="L2">
              <text:list-item>
                <text:p text:style-name="P10">Система выдает предупреждение о том, что не все обязательные поля заполнены;</text:p>
              </text:list-item>
              <text:list-item>
                <text:p text:style-name="P10">Система подсвечивает незаполненные обязательные поля;</text:p>
              </text:list-item>
              <text:list-item>
                <text:p text:style-name="P10">Система возвращает актеру форму для ввода данных;</text:p>
              </text:list-item>
              <text:list-item>
                <text:p text:style-name="P10">Актер заполняет пустые поля;</text:p>
              </text:list-item>
              <text:list-item>
                <text:p text:style-name="P10">См. п. 6</text:p>
              </text:list-item>
            </text:list>
            <text:p text:style-name="P3">8а. Поля заполнены некорректно:</text:p>
            <text:list xml:id="list34440382" text:style-name="L3">
              <text:list-item>
                <text:p text:style-name="P11">Система выдает предупреждение о том, что поля заполнены <text:soft-page-break/>некорректно;</text:p>
              </text:list-item>
              <text:list-item>
                <text:p text:style-name="P11">Система подсвечивает некорректно заполненные поля;</text:p>
              </text:list-item>
              <text:list-item>
                <text:p text:style-name="P11">Система возвращает актеру форму для ввода данных;</text:p>
              </text:list-item>
              <text:list-item>
                <text:p text:style-name="P11">Актер редактирует некорректно заполненные поля;</text:p>
              </text:list-item>
              <text:list-item>
                <text:p text:style-name="P11">См. п. 6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4"/>
      <text:p text:style-name="P4"/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5">Просмотр событий за конкретную дату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Р-7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3">Просмотр списка событий, назначенных на определеннкю дату, просмотр подробной информации по каждому событию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Пользователь имеет права на просмотр событий в календаре согласно назначенной роли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подробной информации о конкретном событии, кликая на нем;</text:p>
            <text:p text:style-name="P3">7. Система предоставяет побробную информацию о событии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календаре пока отсутствуют события за выбранную дату.</text:p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5">Редактирование событий за конкретную дату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3">НР-7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3">Редактирование событий, назначенных на определеннкю дату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3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3">Пользователь имеет права на редактирование событий в календаре согласно назначенной роли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и редактирование информации о конкретном событии, кликая на нем;</text:p>
            <text:p text:style-name="P3">7. Система предоставяет информацию о событии, доступную для редактирования;</text:p>
            <text:p text:style-name="P3">8. Актер редактирует событие;</text:p>
            <text:p text:style-name="P3">9. Актер запрашивает сохранение внесенных изменений по выбранному событию;</text:p>
            <text:p text:style-name="P3">10. Система проверяет заполнение обязательных полей<text:span text:style-name="T1">;</text:span></text:p>
            <text:p text:style-name="P3">11. Система проверяет корректность заполнение всех полей;</text:p>
            <text:p text:style-name="P3">12. Система сохраняет внесенные изменения;</text:p>
            <text:p text:style-name="P3">13. Система выдает сообщение о успешном сохранении изменений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календаре пока отсутствуют события за выбранную дату.</text:p>
            <text:p text:style-name="P3">9а. Актер отменяет сохранение введенных данных:</text:p>
            <text:list xml:id="list34426782" text:style-name="L4">
              <text:list-item>
                <text:p text:style-name="P12">Актер запрашивает закрытие формы добавления события без предварительного сохранения отредактированных данных;</text:p>
              </text:list-item>
              <text:list-item>
                <text:p text:style-name="P12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2">Актер подтверждает закрытие формы без сохранение отредактированных данных;</text:p>
              </text:list-item>
              <text:list-item>
                <text:p text:style-name="P12">Система закрывает форму без сохраниния изменений в событии;</text:p>
              </text:list-item>
              <text:list-item>
                <text:p text:style-name="P12">Система возвращает актеру страницу с календарем событий.</text:p>
              </text:list-item>
            </text:list>
            <text:p text:style-name="P3">10а. Не заполнены обязательные поля:</text:p>
            <text:list xml:id="list34429967" text:style-name="L5">
              <text:list-item>
                <text:p text:style-name="P13">Система выдает предупреждение о том, что не все обязательные поля заполнены;</text:p>
              </text:list-item>
              <text:list-item>
                <text:p text:style-name="P13">Система подсвечивает незаполненные обязательные поля;</text:p>
              </text:list-item>
              <text:list-item>
                <text:p text:style-name="P13">Система возвращает актеру форму для ввода данных;</text:p>
              </text:list-item>
              <text:list-item>
                <text:p text:style-name="P13">Актер заполняет пустые поля;</text:p>
              </text:list-item>
              <text:list-item>
                <text:p text:style-name="P13">См. п. 9</text:p>
              </text:list-item>
            </text:list>
            <text:p text:style-name="P3"><text:soft-page-break/>11а. Поля заполнены некорректно:</text:p>
            <text:list xml:id="list34441927" text:style-name="L6">
              <text:list-item>
                <text:p text:style-name="P14">Система выдает предупреждение о том, что поля заполнены некорректно;</text:p>
              </text:list-item>
              <text:list-item>
                <text:p text:style-name="P14">Система подсвечивает некорректно заполненные поля;</text:p>
              </text:list-item>
              <text:list-item>
                <text:p text:style-name="P14">Система возвращает актеру форму для ввода данных;</text:p>
              </text:list-item>
              <text:list-item>
                <text:p text:style-name="P14">Актер редактирует некорректно заполненные поля;</text:p>
              </text:list-item>
              <text:list-item>
                <text:p text:style-name="P14">См. п. 9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5">Удаление события из календаря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3">НР-7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3">Удаление события, назначенного на конкретную дату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3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3">Пользователь имеет права на удаление событий в календаре согласно назначенной роли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и редактирование информации о конкретном событии, кликая на нем;</text:p>
            <text:p text:style-name="P3">7. Система предоставяет информацию о событии, доступную для редактирования;</text:p>
            <text:p text:style-name="P3">8. Актер запрашивает удаление события;</text:p>
            <text:p text:style-name="P3">9. Система выдает предупреждение о том, что в результате данного действия событие будет удалено из календаря и запрашивает подтверждение;</text:p>
            <text:p text:style-name="P3">10. Актер подтверждает удаление события;</text:p>
            <text:p text:style-name="P3">11. Система удаляет событие из календаря<text:span text:style-name="T1">;</text:span></text:p>
            <text:p text:style-name="P3">12. Система выдает сообщение о успешном удалении события из календаря;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<text:soft-page-break/>календаре пока отсутствуют события за выбранную дату.</text:p>
            <text:p text:style-name="P3">9а. Актер отменяет удаление события:</text:p>
            <text:list xml:id="list34497624" text:style-name="L9">
              <text:list-item>
                <text:p text:style-name="P17">Актер не подтверждает удаление события из календаря;</text:p>
              </text:list-item>
              <text:list-item>
                <text:p text:style-name="P17">Система возвращает актеру форму с информацией о событии;</text:p>
              </text:list-item>
            </text:list>
            <text:p text:style-name="P3"/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1-04T14:36:08.14</dc:date>
    <dc:creator>Alina Kulish</dc:creator>
    <meta:editing-duration>PT03H37M44S</meta:editing-duration>
    <meta:editing-cycles>21</meta:editing-cycles>
    <meta:generator>OpenOffice.org/3.0$Win32 OpenOffice.org_project/300m15$Build-9379</meta:generator>
    <meta:document-statistic meta:table-count="4" meta:image-count="0" meta:object-count="0" meta:page-count="5" meta:paragraph-count="164" meta:word-count="921" meta:character-count="6795"/>
    <meta:user-defined meta:name="Поле 1"/>
    <meta:user-defined meta:name="Поле 2"/>
    <meta:user-defined meta:name="Поле 3"/>
    <meta:user-defined meta:name="Поле 4"/>
  </office:meta>
</office:document-meta>
</file>